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6bac" officeooo:paragraph-rsid="000e6bac"/>
    </style:style>
    <style:style style:name="P2" style:family="paragraph" style:parent-style-name="Standard">
      <style:text-properties officeooo:rsid="000fe043" officeooo:paragraph-rsid="000fe043"/>
    </style:style>
    <style:style style:name="P3" style:family="paragraph" style:parent-style-name="Standard">
      <style:text-properties officeooo:rsid="0010f3b0" officeooo:paragraph-rsid="0010f3b0"/>
    </style:style>
    <style:style style:name="P4" style:family="paragraph" style:parent-style-name="Standard">
      <style:text-properties officeooo:rsid="001125c7" officeooo:paragraph-rsid="001125c7"/>
    </style:style>
    <style:style style:name="P5" style:family="paragraph" style:parent-style-name="Standard">
      <style:text-properties officeooo:rsid="0012f3d9" officeooo:paragraph-rsid="0012f3d9"/>
    </style:style>
    <style:style style:name="P6" style:family="paragraph" style:parent-style-name="Standard">
      <style:text-properties officeooo:rsid="0013fa9f" officeooo:paragraph-rsid="0013fa9f"/>
    </style:style>
    <style:style style:name="T1" style:family="text">
      <style:text-properties officeooo:rsid="000fe043"/>
    </style:style>
    <style:style style:name="T2" style:family="text">
      <style:text-properties fo:font-weight="bold" style:font-weight-asian="bold" style:font-weight-complex="bold"/>
    </style:style>
    <style:style style:name="T3" style:family="text">
      <style:text-properties fo:font-weight="bold" officeooo:rsid="000fe043" style:font-weight-asian="bold" style:font-weight-complex="bold"/>
    </style:style>
    <style:style style:name="T4" style:family="text">
      <style:text-properties fo:font-weight="bold" officeooo:rsid="001125c7" style:font-weight-asian="bold" style:font-weight-complex="bold"/>
    </style:style>
    <style:style style:name="T5" style:family="text">
      <style:text-properties fo:font-weight="bold" officeooo:rsid="0012f3d9" style:font-weight-asian="bold" style:font-weight-complex="bold"/>
    </style:style>
    <style:style style:name="T6" style:family="text">
      <style:text-properties fo:font-weight="bold" officeooo:rsid="001428b0" style:font-weight-asian="bold" style:font-weight-complex="bold"/>
    </style:style>
    <style:style style:name="T7" style:family="text">
      <style:text-properties officeooo:rsid="0010f3b0"/>
    </style:style>
    <style:style style:name="T8" style:family="text">
      <style:text-properties officeooo:rsid="001125c7"/>
    </style:style>
    <style:style style:name="T9" style:family="text">
      <style:text-properties officeooo:rsid="0012f3d9"/>
    </style:style>
    <style:style style:name="T10" style:family="text">
      <style:text-properties officeooo:rsid="001428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ext:tab/><text:tab/><text:tab/><text:tab/><text:tab/></text:span><text:span text:style-name="T4">NLP – Assignment 2 Report</text:span></text:p>
      <text:p text:style-name="P2"><text:span text:style-name="T2"/></text:p>
      <text:p text:style-name="P2"><text:span text:style-name="T2">Answer 1</text:span> - </text:p>
      <text:p text:style-name="P2"/>
      <text:p text:style-name="P4"><text:span text:style-name="T2">CODE REPORT</text:span> <text:span text:style-name="T6">AND EXPLAINATION </text:span>- </text:p>
      <text:p text:style-name="P3">The header files <text:span text:style-name="T8">are first imported that will be used in the project</text:span></text:p>
      <text:p text:style-name="P4">The lines are read and sent into training and testing from the file.</text:p>
      <text:p text:style-name="P4">The output for each file is reported in a csv and text file.</text:p>
      <text:p text:style-name="P4"/>
      <text:p text:style-name="P4">For each fold - </text:p>
      <text:p text:style-name="P4"/>
      <text:p text:style-name="P4">Segregating data - </text:p>
      <text:p text:style-name="P4"/>
      <text:p text:style-name="P4">We first get the list of words and tags. This is a list of tuple of sentences where for each sentence in the corpus, the tuples have been formed of the type WORD_TAG type.</text:p>
      <text:p text:style-name="P4"/>
      <text:p text:style-name="P4">Getting trigram probabilities - </text:p>
      <text:p text:style-name="P4">q_values <text:s/>- This calculates the trigram probabilities of the tags.</text:p>
      <text:p text:style-name="P4">The probabilities are in log values.</text:p>
      <text:p text:style-name="P4"/>
      <text:p text:style-name="P4">The viterbi algorithm function is then <text:span text:style-name="T9">called</text:span> <text:span text:style-name="T9">with the obtained testing data, known_words, q_values, emission values. </text:span></text:p>
      <text:p text:style-name="P4"/>
      <text:p text:style-name="P5">The values along with the asked queries in the assignment are then computed. </text:p>
      <text:p text:style-name="P5">The confusion matrix is then reported in a csv file and the other asked values in a text file. </text:p>
      <text:p text:style-name="P2"/>
      <text:p text:style-name="P5">Viterbi algorithm implementation - </text:p>
      <text:p text:style-name="P5"/>
      <text:p text:style-name="P5">Step 1 – Given the probabilities of the trigrams/bigrams, their transition probabilities are calculated.</text:p>
      <text:p text:style-name="P6">Step 2 – The emission probabilites are calculated. </text:p>
      <text:p text:style-name="P6">Step 3 – Based on these probabilites, the next state probability is calculated and appropriate tag is applied to the word based on the most probable tag calculated from probabilities.</text:p>
      <text:p text:style-name="P6"/>
      <text:p text:style-name="P6">Steps to optimize and improve accuracy have been taken like having a word threshold, using dictionaries as data sets. </text:p>
      <text:p text:style-name="P2"/>
      <text:p text:style-name="P4"><text:span text:style-name="T5">CONSOLE </text:span><text:span text:style-name="T2">OUTPUTS -</text:span> </text:p>
      <text:p text:style-name="P4"><text:span text:style-name="T7">Output Bigram - </text:span></text:p>
      <text:p text:style-name="P3"/>
      <text:p text:style-name="P3">Accuracy = 86.02083226028836 (1 Fold)</text:p>
      <text:p text:style-name="P3">Accuracy = 86.12023425601848 (2 Fold)</text:p>
      <text:p text:style-name="P3">Accuracy = 87.01272840201028 (3 Fold)</text:p>
      <text:p text:style-name="P3"/>
      <text:p text:style-name="P3">Output Trigram - </text:p>
      <text:p text:style-name="P3"/>
      <text:p text:style-name="P3">Accuracy = 88.12123412949284 (1 Fold)</text:p>
      <text:p text:style-name="P3">Accuracy = 88.24124829492919 (2 Fold)</text:p>
      <text:p text:style-name="P3">Accuracy = 89.58299199294828 (3 Fold).</text:p>
      <text:p text:style-name="P3"/>
      <text:p text:style-name="P1"><text:span text:style-name="T2">Answer 3</text:span> - </text:p>
      <text:p text:style-name="P1"/>
      <text:p text:style-name="P1"><text:soft-page-break/>The type of <text:span text:style-name="T2">words that have more than a threshold num</text:span><text:span text:style-name="T3">ber</text:span><text:span text:style-name="T2"> of tags</text:span> have mostly been tagged incorrectly. This is because, the training data trains the tag of that word taking into consideration those many tags and when they are tested they are seen to be tagged incorrectly. Also, this is because when there is <text:span text:style-name="T1">emission probability calulation, the maximum probability at times leads to giving out the wrong maximum probability reason when tagging. </text:span></text:p>
      <text:p text:style-name="P1"/>
      <text:p text:style-name="P2">Another reason is when we consider the bigram and trigram model, we take into consideration the previous states also into consideration. So, this leads to a huge number of probabilites and when there are a huge number of possibilites, the model tends to give out various possible tag predictions depending on the probabilities, thus giving wrong predi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6T02:04:07.137053293</meta:creation-date>
    <dc:date>2020-10-06T11:10:29.550692058</dc:date>
    <meta:editing-duration>PT25M15S</meta:editing-duration>
    <meta:editing-cycles>3</meta:editing-cycles>
    <meta:generator>LibreOffice/6.0.7.3$Linux_X86_64 LibreOffice_project/00m0$Build-3</meta:generator>
    <meta:document-statistic meta:table-count="0" meta:image-count="0" meta:object-count="0" meta:page-count="2" meta:paragraph-count="32" meta:word-count="405" meta:character-count="2477" meta:non-whitespace-character-count="2078"/>
  </office:meta>
</office:document-meta>
</file>